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6776" calcext:value-type="float">
            <text:p>51.1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3936" calcext:value-type="float">
            <text:p>51.3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3872" calcext:value-type="float">
            <text:p>51.5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316" calcext:value-type="float">
            <text:p>51.9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0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0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199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7088" calcext:value-type="float">
            <text:p>51.3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199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164" calcext:value-type="float">
            <text:p>51.2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199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199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198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198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197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197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806</text:p>
          </table:table-cell>
          <table:table-cell office:value-type="string" calcext:value-type="string">
            <text:p>TWDB:1120806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8152" calcext:value-type="float">
            <text:p>47.6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